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397cm" fo:margin-right="-0.873cm" fo:text-indent="0.026cm" style:auto-text-indent="false"/>
      <style:text-properties style:font-name="Arial" fo:font-size="12pt" style:font-size-asian="12pt" style:font-size-complex="12pt"/>
    </style:style>
    <style:style style:name="P2" style:family="paragraph" style:parent-style-name="Standard" style:master-page-name="">
      <style:paragraph-properties fo:margin-left="-0.397cm" fo:margin-right="-0.873cm" fo:text-indent="0.026cm" style:auto-text-indent="false" style:page-number="auto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5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2pt" fo:letter-spacing="normal" fo:font-weight="normal" style:font-size-asian="12pt" style:font-size-complex="12pt"/>
    </style:style>
    <style:style style:name="T3" style:family="text">
      <style:text-properties fo:font-size="10.5pt" fo:letter-spacing="normal" fo:font-weight="normal"/>
    </style:style>
    <style:style style:name="T4" style:family="text">
      <style:text-properties style:font-name="Arial" fo:font-size="10.5pt" fo:letter-spacing="normal" fo:font-weight="normal"/>
    </style:style>
    <style:style style:name="T5" style:family="text">
      <style:text-properties style:font-name="Arial" fo:letter-spacing="normal" fo:font-weight="normal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T7" style:family="text">
      <style:text-properties fo:background-color="#ffff00"/>
    </style:style>
    <style:style style:name="Sect1" style:family="section">
      <style:section-properties fo:margin-left="0cm" fo:margin-right="-0.676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margin-left="0cm" fo:margin-right="-0.543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Score: 20/20</text:p>
      <text:section text:style-name="Sect1" text:name="3519">
        <text:p text:style-name="P3">1)</text:p>
        <text:p text:style-name="P4"><text:span text:style-name="Strong_20_Emphasis"><text:span text:style-name="T6">How does a man-in-the-middle attack work?</text:span></text:span></text:p>
        <text:list xml:id="list6194272334848176194" text:style-name="L1">
          <text:list-item>
            <text:p text:style-name="P6">Attackers insert malicious code into websites to steal users' activities.</text:p>
          </text:list-item>
          <text:list-item>
            <text:p text:style-name="P6">Attackers send numerous requests to a specific resource to prevent users from accessing it.</text:p>
          </text:list-item>
          <text:list-item>
            <text:p text:style-name="P6">Attackers attempt to insert themselves between a sender and a recipient to steal or manipulate data. <text:s/><text:span text:style-name="T7">rigth</text:span></text:p>
          </text:list-item>
          <text:list-item>
            <text:p text:style-name="P6">Attackers run a password list on a victim's machine to gain access and infiltrate the machine.</text:p>
          </text:list-item>
        </text:list>
        <text:p text:style-name="P10">Score: 4.00</text:p>
      </text:section>
      <text:section text:style-name="Sect2" text:name="3520">
        <text:p text:style-name="P3">2)</text:p>
        <text:p text:style-name="P4"><text:span text:style-name="Strong_20_Emphasis"><text:span text:style-name="T6">How do attackers leverage fear in social engineering attacks to manipulate victims into doing something unintentionally?</text:span></text:span></text:p>
        <text:list xml:id="list2665621501422896738" text:style-name="L2">
          <text:list-item>
            <text:p text:style-name="P7">They convince victims that if they do not act, something horrible will happen to them. <text:span text:style-name="T7">rigth</text:span></text:p>
          </text:list-item>
          <text:list-item>
            <text:p text:style-name="P7">They make an attractive or beneficial promise to the victim.</text:p>
          </text:list-item>
          <text:list-item>
            <text:p text:style-name="P7">They mislead victims into believing they will receive money or a valued price.</text:p>
          </text:list-item>
          <text:list-item>
            <text:p text:style-name="P7">They trick people into downloading something harmful out of curiosity.</text:p>
          </text:list-item>
        </text:list>
        <text:p text:style-name="P10">Score: 4.00</text:p>
      </text:section>
      <text:section text:style-name="Sect2" text:name="3521">
        <text:p text:style-name="P3">3)</text:p>
        <text:p text:style-name="P4"><text:span text:style-name="Strong_20_Emphasis"><text:span text:style-name="T6">What is the leading risk organizations face when it comes to internal attacks?</text:span></text:span></text:p>
        <text:list xml:id="list2945704717041263985" text:style-name="L3">
          <text:list-item>
            <text:p text:style-name="P8">Employees have the option of granting access to someone who does not work for the organization.</text:p>
          </text:list-item>
          <text:list-item>
            <text:p text:style-name="P8">The possibility that employees will abuse their permissions and access for malicious purposes <text:s/><text:tab/><text:span text:style-name="T7"> <text:s/>rigth</text:span></text:p>
          </text:list-item>
          <text:list-item>
            <text:p text:style-name="P8">Employees have the option of discussing work-sensitive resources with one another.</text:p>
          </text:list-item>
          <text:list-item>
            <text:p text:style-name="P8">All of the above.</text:p>
          </text:list-item>
        </text:list>
        <text:p text:style-name="P10">Score: 4.00</text:p>
      </text:section>
      <text:section text:style-name="Sect2" text:name="3522">
        <text:p text:style-name="P3">4)</text:p>
        <text:p text:style-name="P4"><text:span text:style-name="Strong_20_Emphasis"><text:span text:style-name="T6">What is the difference between phishing and spear phishing?</text:span></text:span></text:p>
        <text:list xml:id="list445959664151068581" text:style-name="L4">
          <text:list-item>
            <text:p text:style-name="P9">Spear phishing is delivered by SMS, while phishing is sent via email.</text:p>
          </text:list-item>
          <text:list-item>
            <text:p text:style-name="P9">Spear phishing is a general message sent to many recipients, while phishing is customized to a specific target.</text:p>
          </text:list-item>
          <text:list-item>
            <text:p text:style-name="P9">Phishing is a general message sent to many recipients, while spear phishing is customized to a specific target.<text:tab/><text:tab/><text:tab/><text:span text:style-name="T7">right</text:span></text:p>
          </text:list-item>
          <text:list-item>
            <text:p text:style-name="P9">Phishing is targeted to businesses, whereas spear-phishing is targeted to individuals.</text:p>
          </text:list-item>
        </text:list>
        <text:p text:style-name="P10">Score: 4.00</text:p>
      </text:section>
      <text:section text:style-name="Sect3" text:name="3523">
        <text:p text:style-name="P3">5)</text:p>
        <text:p text:style-name="P4"><text:span text:style-name="Strong_20_Emphasis"><text:span text:style-name="T6">What is the main purpose of ransomware?</text:span></text:span></text:p>
        <text:list xml:id="list2998071604081422985" text:style-name="L5">
          <text:list-item>
            <text:p text:style-name="P5">To make the victim's machine work slowly and unproperly.</text:p>
          </text:list-item>
          <text:list-item>
            <text:p text:style-name="P5">To infiltrate the machine and observe the user's actions.</text:p>
          </text:list-item>
          <text:list-item>
            <text:p text:style-name="P5"><text:soft-page-break/>To duplicate and spread itself around the network to delete as many files as possible.</text:p>
          </text:list-item>
          <text:list-item>
            <text:p text:style-name="P5">To infiltrate the machine, encrypt data and files, and demand payment to be released. <text:s text:c="2"/><text:span text:style-name="T7">Rigth</text:span> 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6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7S</meta:editing-duration>
    <meta:editing-cycles>3</meta:editing-cycles>
    <meta:generator>OpenOffice/4.1.14$Win32 OpenOffice.org_project/4114m1$Build-9811</meta:generator>
    <dc:date>2023-11-21T10:40:30.70</dc:date>
    <meta:document-statistic meta:table-count="0" meta:image-count="0" meta:object-count="0" meta:page-count="2" meta:paragraph-count="35" meta:word-count="346" meta:character-count="2069"/>
    <dc:creator>kaos sevdalisi</dc:creator>
    <meta:user-defined meta:name="Info 1"/>
    <meta:user-defined meta:name="Info 2"/>
    <meta:user-defined meta:name="Info 3"/>
    <meta:user-defined meta:name="Info 4"/>
  </office:meta>
</office:document-meta>
</file>